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Helvetica Now Display" svg:font-family="'Helvetica Now Display', sans-serif"/>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62626" loext:opacity="100%" fo:letter-spacing="normal"/>
    </style:style>
    <style:style style:name="P2" style:family="paragraph" style:parent-style-name="Standard">
      <style:text-properties style:font-name="Liberation Serif1" fo:font-size="14pt" style:font-size-asian="14pt" style:font-size-complex="14pt"/>
    </style:style>
    <style:style style:name="P3" style:family="paragraph" style:parent-style-name="Standard" style:list-style-name="L2">
      <style:text-properties style:font-name="Liberation Serif1" fo:font-size="14pt" style:font-size-asian="14pt" style:font-size-complex="14pt"/>
    </style:style>
    <style:style style:name="P4" style:family="paragraph" style:parent-style-name="Standard" style:list-style-name="L3">
      <style:text-properties style:font-name="Liberation Serif1" fo:font-size="14pt" style:font-size-asian="14pt" style:font-size-complex="14pt"/>
    </style:style>
    <style:style style:name="P5" style:family="paragraph" style:parent-style-name="Standard" style:list-style-name="L4">
      <style:text-properties style:font-name="Liberation Serif1" fo:font-size="14pt" style:font-size-asian="14pt" style:font-size-complex="14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margin-left="0cm" fo:margin-right="0cm" fo:margin-top="0cm" fo:margin-bottom="0.247cm" style:contextual-spacing="false" fo:line-height="115%" fo:text-align="start" style:justify-single-word="false" fo:orphans="2" fo:widows="2" fo:text-indent="0cm" style:auto-text-indent="false"/>
      <style:text-properties fo:font-size="14pt" officeooo:paragraph-rsid="000cd0d6" style:font-size-asian="14pt" style:font-size-complex="14pt"/>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62626" loext:opacity="100%" style:font-name="Helvetica Now Display" fo:font-size="15pt" fo:letter-spacing="normal" fo:font-style="normal" fo:font-weight="normal"/>
    </style:style>
    <style:style style:name="P9" style:family="paragraph" style:parent-style-name="Text_20_body">
      <style:paragraph-properties fo:margin-left="0cm" fo:margin-right="0cm" fo:margin-top="0cm" fo:margin-bottom="0.247cm" style:contextual-spacing="false" fo:line-height="115%" fo:text-align="start" style:justify-single-word="false" fo:orphans="2" fo:widows="2" fo:text-indent="0cm" style:auto-text-indent="false"/>
      <style:text-properties fo:font-size="14pt" officeooo:paragraph-rsid="000cd0d6" style:font-size-asian="14pt" style:font-size-complex="14pt" loext:padding="0cm" loext:border="none"/>
    </style:style>
    <style:style style:name="P10" style:family="paragraph" style:parent-style-name="Text_20_body">
      <style:paragraph-properties style:writing-mode="lr-tb"/>
      <style:text-properties fo:color="#111111" loext:opacity="100%" fo:font-size="14pt" officeooo:paragraph-rsid="000e7297" style:font-size-asian="14pt" style:font-size-complex="14pt"/>
    </style:style>
    <style:style style:name="P11" style:family="paragraph" style:parent-style-name="Text_20_body">
      <style:paragraph-properties style:writing-mode="lr-tb"/>
      <style:text-properties style:font-name="Liberation Serif1" fo:font-size="14pt" officeooo:paragraph-rsid="00104b57" style:font-size-asian="14pt" style:font-size-complex="14pt"/>
    </style:style>
    <style:style style:name="P12" style:family="paragraph" style:parent-style-name="Text_20_body">
      <style:paragraph-properties fo:margin-left="1.773cm" fo:margin-right="1.773cm" fo:margin-top="0cm" fo:margin-bottom="0cm" style:contextual-spacing="false" fo:text-indent="0cm" style:auto-text-indent="false" fo:padding="0cm" fo:border="none"/>
    </style:style>
    <style:style style:name="P13" style:family="paragraph" style:parent-style-name="Text_20_body">
      <style:paragraph-properties fo:margin-left="1.773cm" fo:margin-right="1.773cm" fo:margin-top="0cm" fo:margin-bottom="0cm" style:contextual-spacing="false" fo:text-indent="0cm" style:auto-text-indent="false" fo:padding="0cm" fo:border="none"/>
      <style:text-properties loext:padding="0cm" loext:border="none"/>
    </style:style>
    <style:style style:name="P14"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loext:padding="0cm" loext:border="none"/>
    </style:style>
    <style:style style:name="P15" style:family="paragraph" style:parent-style-name="Text_20_body" style:list-style-name="L10">
      <style:paragraph-properties fo:margin-left="1.138cm" fo:margin-right="0cm" fo:margin-top="0cm" fo:margin-bottom="0cm" style:contextual-spacing="false" fo:text-indent="0cm" style:auto-text-indent="false" fo:padding="0cm" fo:border="none"/>
      <style:text-properties loext:padding="0cm" loext:border="none"/>
    </style:style>
    <style:style style:name="P16" style:family="paragraph" style:parent-style-name="Text_20_body" style:list-style-name="L11">
      <style:paragraph-properties fo:margin-left="1.138cm" fo:margin-right="0cm" fo:margin-top="0cm" fo:margin-bottom="0cm" style:contextual-spacing="false" fo:text-indent="0cm" style:auto-text-indent="false" fo:padding="0cm" fo:border="none"/>
      <style:text-properties loext:padding="0cm" loext:border="none"/>
    </style:style>
    <style:style style:name="P17" style:family="paragraph" style:parent-style-name="Text_20_body" style:list-style-name="L12">
      <style:paragraph-properties fo:margin-left="1.138cm" fo:margin-right="0cm" fo:margin-top="0cm" fo:margin-bottom="0cm" style:contextual-spacing="false" fo:text-indent="0cm" style:auto-text-indent="false" fo:padding="0cm" fo:border="none"/>
      <style:text-properties loext:padding="0cm" loext:border="none"/>
    </style:style>
    <style:style style:name="P18" style:family="paragraph" style:parent-style-name="Text_20_body" style:list-style-name="L13">
      <style:paragraph-properties fo:margin-left="1.138cm" fo:margin-right="0cm" fo:margin-top="0cm" fo:margin-bottom="0cm" style:contextual-spacing="false" fo:text-indent="0cm" style:auto-text-indent="false" fo:padding="0cm" fo:border="none"/>
      <style:text-properties loext:padding="0cm" loext:border="none"/>
    </style:style>
    <style:style style:name="P19" style:family="paragraph" style:parent-style-name="Text_20_body" style:list-style-name="L14">
      <style:paragraph-properties fo:margin-left="1.138cm" fo:margin-right="0cm" fo:margin-top="0cm" fo:margin-bottom="0cm" style:contextual-spacing="false" fo:text-indent="0cm" style:auto-text-indent="false" fo:padding="0cm" fo:border="none"/>
      <style:text-properties loext:padding="0cm" loext:border="none"/>
    </style:style>
    <style:style style:name="P20" style:family="paragraph" style:parent-style-name="Text_20_body" style:list-style-name="L15">
      <style:paragraph-properties fo:margin-left="1.138cm" fo:margin-right="0cm" fo:margin-top="0cm" fo:margin-bottom="0cm" style:contextual-spacing="false" fo:text-indent="0cm" style:auto-text-indent="false" fo:padding="0cm" fo:border="none"/>
      <style:text-properties loext:padding="0cm" loext:border="none"/>
    </style:style>
    <style:style style:name="P21" style:family="paragraph" style:parent-style-name="Text_20_body" style:list-style-name="L16">
      <style:paragraph-properties fo:margin-left="1.138cm" fo:margin-right="0cm" fo:margin-top="0cm" fo:margin-bottom="0cm" style:contextual-spacing="false" fo:text-indent="0cm" style:auto-text-indent="false" fo:padding="0cm" fo:border="none"/>
      <style:text-properties loext:padding="0cm" loext:border="none"/>
    </style:style>
    <style:style style:name="P22" style:family="paragraph" style:parent-style-name="Text_20_body" style:list-style-name="L17">
      <style:paragraph-properties fo:margin-left="1.138cm" fo:margin-right="0cm" fo:margin-top="0cm" fo:margin-bottom="0cm" style:contextual-spacing="false" fo:text-indent="0cm" style:auto-text-indent="false" fo:padding="0cm" fo:border="none"/>
      <style:text-properties loext:padding="0cm" loext:border="none"/>
    </style:style>
    <style:style style:name="P23" style:family="paragraph" style:parent-style-name="Text_20_body" style:list-style-name="L18">
      <style:paragraph-properties fo:margin-left="1.138cm" fo:margin-right="0cm" fo:margin-top="0cm" fo:margin-bottom="0cm" style:contextual-spacing="false" fo:text-indent="0cm" style:auto-text-indent="false" fo:padding="0cm" fo:border="none"/>
      <style:text-properties loext:padding="0cm" loext:border="none"/>
    </style:style>
    <style:style style:name="P24" style:family="paragraph" style:parent-style-name="Text_20_body" style:list-style-name="L19">
      <style:paragraph-properties fo:margin-left="1.138cm" fo:margin-right="0cm" fo:margin-top="0cm" fo:margin-bottom="0cm" style:contextual-spacing="false" fo:text-indent="0cm" style:auto-text-indent="false" fo:padding="0cm" fo:border="none"/>
      <style:text-properties loext:padding="0cm" loext:border="none"/>
    </style:style>
    <style:style style:name="P25" style:family="paragraph" style:parent-style-name="Text_20_body" style:list-style-name="L20">
      <style:paragraph-properties fo:margin-left="1.138cm" fo:margin-right="0cm" fo:margin-top="0cm" fo:margin-bottom="0cm" style:contextual-spacing="false" fo:text-indent="0cm" style:auto-text-indent="false" fo:padding="0cm" fo:border="none"/>
      <style:text-properties loext:padding="0cm" loext:border="none"/>
    </style:style>
    <style:style style:name="P26" style:family="paragraph" style:parent-style-name="Text_20_body" style:list-style-name="L21">
      <style:paragraph-properties fo:margin-left="1.138cm" fo:margin-right="0cm" fo:margin-top="0cm" fo:margin-bottom="0cm" style:contextual-spacing="false" fo:text-indent="0cm" style:auto-text-indent="false" fo:padding="0cm" fo:border="none"/>
      <style:text-properties loext:padding="0cm" loext:border="none"/>
    </style:style>
    <style:style style:name="P27" style:family="paragraph" style:parent-style-name="Text_20_body">
      <style:paragraph-properties fo:margin-left="1.773cm" fo:margin-right="1.773cm" fo:margin-top="0cm" fo:margin-bottom="0cm" style:contextual-spacing="false" fo:text-indent="0cm" style:auto-text-indent="false" fo:padding="0cm" fo:border="none"/>
      <style:text-properties fo:language="en" fo:country="GB" loext:padding="0cm" loext:border="none"/>
    </style:style>
    <style:style style:name="P28" style:family="paragraph" style:parent-style-name="Text_20_body" style:list-style-name="L5">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29" style:family="paragraph" style:parent-style-name="Text_20_body" style:list-style-name="L6">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30" style:family="paragraph" style:parent-style-name="Text_20_body" style:list-style-name="L7">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31" style:family="paragraph" style:parent-style-name="Text_20_body" style:list-style-name="L8">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32" style:family="paragraph" style:parent-style-name="Text_20_body" style:list-style-name="L9">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T1" style:family="text">
      <style:text-properties style:font-name="Helvetica Now Display" fo:font-size="15pt" fo:font-style="normal"/>
    </style:style>
    <style:style style:name="T2" style:family="text">
      <style:text-properties style:font-name="Helvetica Now Display" fo:font-size="15pt" fo:font-style="normal" fo:font-weight="normal"/>
    </style:style>
    <style:style style:name="T3" style:family="text">
      <style:text-properties fo:font-variant="normal" fo:text-transform="none" fo:color="#262626" loext:opacity="100%" style:font-name="Helvetica Now Display" fo:font-size="15pt" fo:letter-spacing="normal" fo:font-style="normal" fo:font-weight="normal"/>
    </style:style>
    <style:style style:name="T4" style:family="text">
      <style:text-properties fo:font-variant="normal" fo:text-transform="none" fo:color="#262626" loext:opacity="100%" style:font-name="Helvetica Now Display" fo:font-size="15pt" fo:letter-spacing="normal" fo:font-style="normal" fo:font-weight="bold"/>
    </style:style>
    <style:style style:name="T5" style:family="text">
      <style:text-properties style:font-name="Liberation Serif1"/>
    </style:style>
    <style:style style:name="T6" style:family="text">
      <style:text-properties style:font-name="Liberation Serif1" fo:font-size="14pt" style:font-size-asian="14pt" style:font-size-complex="14pt"/>
    </style:style>
    <style:style style:name="T7" style:family="text">
      <style:text-properties officeooo:rsid="00105f62"/>
    </style:style>
    <style:style style:name="T8" style:family="text">
      <style:text-properties loext:padding="0cm" loext:border="none"/>
    </style:style>
    <style:style style:name="T9" style:family="text">
      <style:text-properties fo:language="en" fo:country="GB"/>
    </style:style>
    <style:style style:name="T10" style:family="text">
      <style:text-properties fo:language="en" fo:country="GB"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line-break/> </text:p>
      <text:p text:style-name="P13"><text:span text:style-name="T9">What is React Query?</text:span> </text:p>
      <text:p text:style-name="P13"><text:span text:style-name="T9">React Query is a JavaScript library that provides tools and utilities for managing and synchronizing data in client-side applications built with React. It aims to simplify the process of fetching, caching, updating, and synchronizing data between the client and server.</text:span> </text:p>
      <text:p text:style-name="P13"><text:span text:style-name="T9">It has a simple and intuitive API that makes it easy to fetch data from various sources, such as REST APIs and GraphQL endpoints.</text:span> <text:span text:style-name="T9">React Query also includes advanced features like caching, pagination, and polling, and it has a built-in ability to deduplicate identical requests.</text:span> </text:p>
      <text:p text:style-name="P13"><text:span text:style-name="T9">React Query has a strong focus on performance and optimization, and it includes many features that help optimize the performance of your application. For example, React Query can automatically cancel unused or outdated queries, which can significantly reduce the load on your server.</text:span> <text:line-break/> </text:p>
      <text:p text:style-name="P13"><text:span text:style-name="T9">Why React Query take place, as other library are there in market?</text:span> </text:p>
      <text:p text:style-name="P27">React Query has become popular due to its simplicity, efficiency, and powerful features. It simplifies data management in React applications, making it easier for developers to fetch and update data from APIs. It offers automatic caching, background data synchronization, and optimized performance, reducing unnecessary network requests. React Query also provides error handling and retries out of the box. Its seamless integration with the React ecosystem further contributes to its adoption and success in the market. </text:p>
      <text:p text:style-name="P13"> </text:p>
      <text:p text:style-name="P13"> </text:p>
      <text:p text:style-name="P13"><text:span text:style-name="T9">What is different in React Query and Other Library/ Advantage of React Query?</text:span> </text:p>
      <text:p text:style-name="P27">Comparing React Query with its competitors, we’ll emphasize its distinct advantages and discuss why it has emerged as a top choice for modern web app development. </text:p>
      <text:p text:style-name="P13"> </text:p>
      <text:p text:style-name="P27">The primary competitors of React Query include Apollo Client and Redux, both of which have been widely used in the past. <text:line-break/> </text:p>
      <text:p text:style-name="P13"> <text:span text:style-name="T9">React Query has risen to prominence due to its ease of use, performance, and versatility. </text:span></text:p>
      <text:p text:style-name="P27">React Query simplifies data-fetching and state management by providing robust features and an intuitive API. </text:p>
      <text:p text:style-name="P27">React Query’s API is designed to be easy to learn and work with, allowing developers to manage server state in their applications efficiently. This simplicity directly contrasts Redux, which often requires boilerplate code and a complex setup. </text:p>
      <text:p text:style-name="P27">In addition to the ease of use, React Query also excels in performance optimization. </text:p>
      <text:p text:style-name="P27"><text:soft-page-break/>React Query optimizes performance through features like caching, background fetching, and automatic garbage collection. </text:p>
      <text:p text:style-name="P27">Caching allows React Query to store and reuse fetched data, which reduces the number of requests made to the server and improves the application’s performance.  </text:p>
      <text:p text:style-name="P27">In addition, background fetching enables applications to refresh data without interrupting the user experience, while automatic garbage collection helps free up memory by removing unused data. <text:line-break/>React Query’s flexibility and extensibility make it a better developer choice than Apollo Client. </text:p>
      <text:p text:style-name="P27">While Apollo Client is an excellent library for GraphQL data management, it’s limited in its scope and can be cumbersome to set up for smaller projects. </text:p>
      <text:p text:style-name="P27">React Query, on the other hand, is easy to integrate and agnostic to the underlying API technology, making it a versatile choice for various types of applications. </text:p>
      <text:p text:style-name="P13"> </text:p>
      <text:p text:style-name="P13"> </text:p>
      <text:p text:style-name="P27">Advantage of React Query </text:p>
      <text:p text:style-name="P13"> <text:span text:style-name="T9"><text:line-break/> </text:span></text:p>
      <text:p text:style-name="P27">1.Efficient data caching. </text:p>
      <text:p text:style-name="P27">2.Automatic background data synchronization. </text:p>
      <text:p text:style-name="P27">3.Simplified data fetching and mutation. </text:p>
      <text:p text:style-name="P27">4.Optimized network requests with query deduplication. </text:p>
      <text:p text:style-name="P27">5.Easy pagination and infinite scrolling support. </text:p>
      <text:p text:style-name="P27">6.Built-in error handling and retries. </text:p>
      <text:p text:style-name="P27">7.Seamless integration with React components. </text:p>
      <text:p text:style-name="P27">8.Simple integration with server-side rendering (SSR). </text:p>
      <text:p text:style-name="P27">9.Lightweight and minimal boilerplate code. </text:p>
      <text:p text:style-name="P27">10.Active and supportive community. </text:p>
      <text:p text:style-name="P13"> <text:span text:style-name="T9"><text:line-break/></text:span></text:p>
      <text:p text:style-name="P27">React Query: </text:p>
      <text:p text:style-name="P13"/>
      <text:list xml:id="list2606395709" text:style-name="L5">
        <text:list-item>
          <text:p text:style-name="P28">React Query is a library specifically designed for managing remote data fetching, caching, and synchronization in React applications. </text:p>
          <text:p text:style-name="P14"/>
        </text:list-item>
        <text:list-item>
          <text:p text:style-name="P28">It provides a set of hooks and utilities to simplify the process of fetching data from APIs, handling caching and invalidation, and managing asynchronous data operations. </text:p>
          <text:p text:style-name="P14"/>
        </text:list-item>
        <text:list-item>
          <text:p text:style-name="P28">React Query offers built-in support for features like background refetching, query invalidation, optimistic updates, and pagination. </text:p>
          <text:p text:style-name="P14"/>
        </text:list-item>
        <text:list-item>
          <text:p text:style-name="P28">It integrates well with GraphQL, REST APIs, and other data sources. </text:p>
          <text:p text:style-name="P14"/>
        </text:list-item>
        <text:list-item>
          <text:p text:style-name="P28"><text:soft-page-break/>React Query simplifies the handling of complex data operations and reduces the need for writing manual boilerplate code for data fetching and caching. </text:p>
        </text:list-item>
      </text:list>
      <text:p text:style-name="P13"> <text:span text:style-name="T9"><text:line-break/> </text:span></text:p>
      <text:p text:style-name="P27">React Redux: <text:line-break/> </text:p>
      <text:p text:style-name="P13"> </text:p>
      <text:list xml:id="list664244706" text:style-name="L6">
        <text:list-item>
          <text:p text:style-name="P29">React Redux is a library that focuses on managing the application state using the Redux pattern, which follows a unidirectional data flow. </text:p>
        </text:list-item>
      </text:list>
      <text:p text:style-name="P13"> </text:p>
      <text:list xml:id="list4076694265" text:style-name="L7">
        <text:list-item>
          <text:p text:style-name="P30">Redux provides a centralized store to manage the application state, and React Redux connects React components to the Redux store, allowing them to access and update the state. </text:p>
        </text:list-item>
      </text:list>
      <text:p text:style-name="P13"> </text:p>
      <text:list xml:id="list779512277" text:style-name="L8">
        <text:list-item>
          <text:p text:style-name="P31">React Redux is not specifically designed for data fetching or caching. It is more focused on managing the application's global state and facilitating state changes and actions across components. </text:p>
        </text:list-item>
      </text:list>
      <text:p text:style-name="P13"> </text:p>
      <text:list xml:id="list1306273312" text:style-name="L9">
        <text:list-item>
          <text:p text:style-name="P32">Redux works well for applications that require complex state management, such as large-scale applications with multiple interconnected components and shared state. </text:p>
        </text:list-item>
      </text:list>
      <text:p text:style-name="P13"> </text:p>
      <text:p text:style-name="P13"><text:span text:style-name="T9">What are the Syntax, Code, Meaning of parameters/ it's arguments?</text:span> </text:p>
      <text:p text:style-name="P13"><text:span text:style-name="T9">Meaning of parameters/arguments </text:span> </text:p>
      <text:p text:style-name="P13"/>
      <text:p text:style-name="P13"><text:span text:style-name="T9">In React Query, there are several arguments or parameters used in different hooks and functions that serve different purposes. Here are some commonly used parameters and their meanings:</text:span> </text:p>
      <text:p text:style-name="P13"> <text:line-break/> </text:p>
      <text:p text:style-name="P13"><text:span text:style-name="T9">1. `queryKey`: The `queryKey` parameter is used to uniquely identify a query in React Query. It can be a string, an array of strings, or a function that returns a string or array of strings. The `queryKey` is used to cache and retrieve the query data.</text:span> </text:p>
      <text:p text:style-name="P13"> <text:line-break/> </text:p>
      <text:p text:style-name="P13"><text:span text:style-name="T9">2. `queryFn`: The `queryFn` parameter is a function that is responsible for fetching the data for a query. It can be an asynchronous function that performs an API request or any other function that retrieves data. The `queryFn` function is called automatically by React Query when the query is executed.</text:span> </text:p>
      <text:p text:style-name="P13"> <text:line-break/> </text:p>
      <text:p text:style-name="P13"><text:span text:style-name="T9">3. `variables` or `params`: These parameters are used to pass variables or parameters to the `queryFn`. They can be used to modify the query's behavior or to provide dynamic values for the data fetching operation.</text:span> </text:p>
      <text:p text:style-name="P13"> <text:line-break/> </text:p>
      <text:p text:style-name="P13"><text:soft-page-break/><text:span text:style-name="T9">4. `config` or `options`: The `config` or `options` parameter is an object that allows you to customize the behavior of a query. It includes options such as `enabled` (to enable/disable a query), `staleTime` (specifying how long the data can remain stale before a refetch), `refetchInterval` (to set the interval for automatic refetching), and many more.</text:span> </text:p>
      <text:p text:style-name="P13"> <text:line-break/> </text:p>
      <text:p text:style-name="P13"><text:span text:style-name="T9">5. `mutate`: The `mutate` parameter is a function used to trigger a mutation operation. It is typically used in mutation hooks like `useMutation`. By calling `mutate`, you can perform actions such as updating data, sending data to an API endpoint, and managing the mutation's lifecycle.</text:span> </text:p>
      <text:p text:style-name="P13"> <text:line-break/> </text:p>
      <text:p text:style-name="P13"><text:span text:style-name="T9">6. `variables` (mutation): In mutation operations, the `variables` parameter is used to pass data or variables to the mutation function. It contains the payload or input data required for the mutation operation.</text:span> </text:p>
      <text:p text:style-name="P13"> <text:line-break/> </text:p>
      <text:p text:style-name="P13"><text:span text:style-name="T9">7. `onSuccess`, `onError`, `onSettled`: These parameters are callback functions that allow you to handle different stages of a query or mutation operation. `onSuccess` is called when the query or mutation operation is successful, `onError` is called when there is an error, and `onSettled` is called regardless of success or failure.</text:span> </text:p>
      <text:p text:style-name="P13"> </text:p>
      <text:p text:style-name="P13"><text:span text:style-name="T9">These are just some of the commonly used parameters in React Query. The actual parameters and their meanings may vary depending on the specific React Query hook or function you are using. It's always recommended to refer to the React Query documentation for specific hooks and functions to understand their parameter requirements and meanings.</text:span> </text:p>
      <text:p text:style-name="P13"> <text:line-break/><text:span text:style-name="T9">What are the Installation Steps, NPM required, etc</text:span> <text:line-break/> </text:p>
      <text:p text:style-name="P13"><text:span text:style-name="T9">Using npm:</text:span> </text:p>
      <text:p text:style-name="P13"><text:span text:style-name="T9">1.Open your terminal or command prompt.</text:span>  </text:p>
      <text:p text:style-name="P13"><text:span text:style-name="T9">2. Navigate to your project directory.</text:span>  </text:p>
      <text:p text:style-name="P13"><text:span text:style-name="T9">3.Run the following command to install React Query:</text:span> </text:p>
      <text:p text:style-name="P13"> </text:p>
      <text:p text:style-name="P13"> </text:p>
      <text:p text:style-name="P12"><text:span text:style-name="T10">Npm Link: </text:span><text:a xlink:type="simple" xlink:href="https://www.npmjs.com/package/react-query" office:target-frame-name="_blank" xlink:show="new" text:style-name="Internet_20_link" text:visited-style-name="Visited_20_Internet_20_Link"><text:span text:style-name="T10">https://www.npmjs.com/package/react-query</text:span></text:a><text:span text:style-name="T8"> </text:span></text:p>
      <text:p text:style-name="P13"> <text:line-break/> </text:p>
      <text:p text:style-name="P13"><text:span text:style-name="T9">command</text:span> <text:span text:style-name="T9">:- npm install react-query</text:span> </text:p>
      <text:p text:style-name="P13"> <text:line-break/> </text:p>
      <text:p text:style-name="P13"><text:soft-page-break/><text:span text:style-name="T9">After running either of the above commands, npm will download and install React Query and its dependencies into your project.</text:span> <text:line-break/>  </text:p>
      <text:p text:style-name="P13"><text:span text:style-name="T9">Once the installation is complete, you can start using React Query in your React components by importing the required hooks and functions. For example:</text:span> </text:p>
      <text:p text:style-name="P13"> <text:line-break/> </text:p>
      <text:p text:style-name="P13"> <text:line-break/> </text:p>
      <text:p text:style-name="P13"><text:span text:style-name="T9">import { useQuery } from "react-query";</text:span> </text:p>
      <text:p text:style-name="P13"> </text:p>
      <text:p text:style-name="P13"><text:span text:style-name="T9">function MyComponent() {</text:span> </text:p>
      <text:p text:style-name="P13"><text:span text:style-name="T9">const { data, isLoading, isError } = useQuery("myData", fetchData);</text:span> </text:p>
      <text:p text:style-name="P13"><text:span text:style-name="T9">if (isLoading) {</text:span> </text:p>
      <text:p text:style-name="P13"><text:span text:style-name="T9">return &lt;p&gt;Loading...&lt;/p&gt;;</text:span> </text:p>
      <text:p text:style-name="P13"><text:span text:style-name="T9">}</text:span> </text:p>
      <text:p text:style-name="P13"><text:span text:style-name="T9">if (isError) {</text:span> </text:p>
      <text:p text:style-name="P13"><text:span text:style-name="T9">return &lt;p&gt;Error occurred while fetching data.&lt;/p&gt;;</text:span> </text:p>
      <text:p text:style-name="P13"><text:span text:style-name="T9">}</text:span> </text:p>
      <text:p text:style-name="P13"><text:span text:style-name="T9">return (</text:span> </text:p>
      <text:p text:style-name="P13"><text:span text:style-name="T9">&lt;div&gt;</text:span> </text:p>
      <text:p text:style-name="P13"><text:span text:style-name="T9">{/* Render your component with the fetched data */}</text:span> </text:p>
      <text:p text:style-name="P13"><text:span text:style-name="T9">&lt;p&gt;{data}&lt;/p&gt;</text:span> </text:p>
      <text:p text:style-name="P13"><text:span text:style-name="T9">&lt;/div&gt;</text:span> </text:p>
      <text:p text:style-name="P13"><text:span text:style-name="T9">);</text:span> </text:p>
      <text:p text:style-name="P13"><text:span text:style-name="T9">}</text:span> </text:p>
      <text:p text:style-name="P13"> <text:line-break/><text:span text:style-name="T9">Syntax / Code of for Create, Read, Update, Delete</text:span> </text:p>
      <text:p text:style-name="P13"><text:span text:style-name="T9">Syntax:</text:span> </text:p>
      <text:p text:style-name="P13"> </text:p>
      <text:p text:style-name="P13">   <text:span text:style-name="T9">useQuery hook: Syntax:</text:span> </text:p>
      <text:p text:style-name="P13"> </text:p>
      <text:p text:style-name="P13">  <text:span text:style-name="T9">const { data, isLoading, isError, error } =            useQuery(queryKey, queryFn, options);</text:span> </text:p>
      <text:p text:style-name="P13"> </text:p>
      <text:p text:style-name="P13"> </text:p>
      <text:list xml:id="list850096359" text:style-name="L10">
        <text:list-item>
          <text:p text:style-name="P15"><text:span text:style-name="T9">queryKey: A unique key or an array of keys used to identify the query. It can  be a string or an array of strings.</text:span>  </text:p>
        </text:list-item>
      </text:list>
      <text:list xml:id="list1036620667" text:style-name="L11">
        <text:list-item>
          <text:p text:style-name="P16"><text:span text:style-name="T9">queryFn: A function that performs the actual data fetching operation. It can be an asynchronous function or a promise that resolves to the fetched data.</text:span>  </text:p>
        </text:list-item>
        <text:list-item>
          <text:p text:style-name="P16"><text:span text:style-name="T9">options (optional): An object that allows you to configure various options for the query, such as caching, background refetching, and more.</text:span> </text:p>
        </text:list-item>
      </text:list>
      <text:p text:style-name="P13"> </text:p>
      <text:list xml:id="list1208890147" text:style-name="L12">
        <text:list-item>
          <text:p text:style-name="P17"><text:span text:style-name="T9">useMutation hook: Syntax:</text:span> </text:p>
        </text:list-item>
      </text:list>
      <text:p text:style-name="P13"> </text:p>
      <text:p text:style-name="P13"><text:soft-page-break/>   <text:span text:style-name="T9">const mutation = useMutation(mutateFn, options);</text:span> </text:p>
      <text:p text:style-name="P13"> </text:p>
      <text:list xml:id="list4203551713" text:style-name="L13">
        <text:list-item>
          <text:p text:style-name="P18"><text:span text:style-name="T9">mutateFn: A function that performs the mutation operation, typically an asynchronous function or a promise.</text:span> </text:p>
        </text:list-item>
        <text:list-item>
          <text:p text:style-name="P18"><text:span text:style-name="T9">options (optional):</text:span> <text:span text:style-name="T9">An object that allows you to configure options for the mutation, such as onMutate, onSuccess, onError callbacks, and more.</text:span>  </text:p>
        </text:list-item>
      </text:list>
      <text:p text:style-name="P13"> </text:p>
      <text:p text:style-name="P13">  <text:span text:style-name="T9">QueryClientProvider and QueryClient</text:span> </text:p>
      <text:p text:style-name="P13"> </text:p>
      <text:p text:style-name="P13"><text:span text:style-name="T9">In React Query, the QueryClientProvider</text:span> <text:span text:style-name="T9">is a component that is used to provide the QueryClient</text:span> <text:span text:style-name="T9">instance to the React component tree. It acts as a context provider for the QueryClient</text:span> <text:span text:style-name="T9">instance, allowing all child components to access the same instance.</text:span> </text:p>
      <text:p text:style-name="P13"> </text:p>
      <text:p text:style-name="P13"><text:span text:style-name="T9">The QueryClientProvider</text:span> <text:span text:style-name="T9">component is typically placed at the root of your application or at a higher level in the component hierarchy where you want to make React Query functionality available. It wraps your component tree and ensures that the QueryClient</text:span> <text:span text:style-name="T9">is accessible to all components that use React Query hooks or utilities.</text:span> </text:p>
      <text:p text:style-name="P13"> <text:line-break/><text:span text:style-name="T9">Example:</text:span> </text:p>
      <text:p text:style-name="P13"> <text:line-break/> </text:p>
      <text:p text:style-name="P13"><text:span text:style-name="T9">import React from 'react';</text:span> </text:p>
      <text:p text:style-name="P13"><text:span text:style-name="T9">import { QueryClient, QueryClientProvider } from 'react-query';</text:span> <text:line-break/> </text:p>
      <text:p text:style-name="P13"><text:span text:style-name="T9">// Create an instance of QueryClient</text:span> </text:p>
      <text:p text:style-name="P13"><text:span text:style-name="T9">const queryClient = new QueryClient();</text:span> </text:p>
      <text:p text:style-name="P13"><text:span text:style-name="T9">function App() {</text:span> </text:p>
      <text:p text:style-name="P13"><text:span text:style-name="T9">return (</text:span> </text:p>
      <text:p text:style-name="P13"><text:span text:style-name="T9">&lt;QueryClientProvider client={queryClient}&gt;</text:span> </text:p>
      <text:p text:style-name="P13"><text:span text:style-name="T9">{/* Your application components */}</text:span> </text:p>
      <text:p text:style-name="P13"><text:span text:style-name="T9">&lt;/QueryClientProvider&gt;</text:span> </text:p>
      <text:p text:style-name="P13"><text:span text:style-name="T9">);</text:span> </text:p>
      <text:p text:style-name="P13"><text:span text:style-name="T9">}</text:span> </text:p>
      <text:p text:style-name="P13"><text:span text:style-name="T9">In this example:</text:span> </text:p>
      <text:p text:style-name="P13"><text:span text:style-name="T9">1.We import the QueryClient</text:span> <text:span text:style-name="T9">and QueryClientProvider</text:span> <text:span text:style-name="T9">from the</text:span> <text:span text:style-name="T9">react-query</text:span> <text:span text:style-name="T9">package.</text:span> </text:p>
      <text:p text:style-name="P13"><text:span text:style-name="T9">2.We create an instance of QueryClient</text:span> <text:span text:style-name="T9">using the new QueryClient()</text:span> <text:span text:style-name="T9">syntax.</text:span> </text:p>
      <text:p text:style-name="P13"> <text:line-break/><text:span text:style-name="T9">3.Inside  the App</text:span> <text:span text:style-name="T9">component, we wrap our application components with the QueryClientProvider component. We pass the queryClient</text:span> <text:span text:style-name="T9">instance as the client prop to the QueryClientProvider.</text:span> </text:p>
      <text:p text:style-name="P13"><text:span text:style-name="T9">4. Any child components within the QueryClientProvider</text:span> <text:span text:style-name="T9">can now access the QueryClient</text:span> <text:span text:style-name="T9">instance and utilize React Query functionality, such as data </text:span><text:soft-page-break/><text:span text:style-name="T9">fetching, caching, and mutations, by using React Query hooks like useQuery and useMutation.</text:span> </text:p>
      <text:p text:style-name="P13"> </text:p>
      <text:p text:style-name="P13"><text:span text:style-name="T9">By using the QueryClientProvider, you ensure that the QueryClient</text:span> <text:span text:style-name="T9">instance is available throughout your component tree, enabling consistent and shared functionality provided by React Query.</text:span>  </text:p>
      <text:p text:style-name="P13"> </text:p>
      <text:p text:style-name="P13"> </text:p>
      <text:p text:style-name="P13"><text:span text:style-name="T9">Code of for Create, Read, Update, Delete</text:span> </text:p>
      <text:p text:style-name="P13"> <text:line-break/> </text:p>
      <text:list xml:id="list1084668310" text:style-name="L14">
        <text:list-item>
          <text:p text:style-name="P19"><text:span text:style-name="T9">To fetch and handle data using React Query, you can use the useQuery</text:span> <text:span text:style-name="T9">hook. Here's an example of how to fetch and display data using React Query:</text:span> </text:p>
        </text:list-item>
      </text:list>
      <text:p text:style-name="P13"> <text:line-break/> </text:p>
      <text:p text:style-name="P13"><text:span text:style-name="T9">import { useQuery } from 'react-query';</text:span> </text:p>
      <text:p text:style-name="P13"><text:span text:style-name="T9">import axios from 'axios';</text:span> </text:p>
      <text:p text:style-name="P13"> <text:line-break/><text:span text:style-name="T9">const fetchData = async () =&gt; {</text:span> </text:p>
      <text:p text:style-name="P13"><text:span text:style-name="T9">// Perform the API request using axios to fetch data</text:span> </text:p>
      <text:p text:style-name="P13"><text:span text:style-name="T9">const response = await axios.get('/api/data');</text:span> </text:p>
      <text:p text:style-name="P13"> </text:p>
      <text:p text:style-name="P13"><text:span text:style-name="T9">// Return the response data</text:span> </text:p>
      <text:p text:style-name="P13"><text:span text:style-name="T9">return response.data;</text:span> </text:p>
      <text:p text:style-name="P13"><text:span text:style-name="T9">};</text:span> </text:p>
      <text:p text:style-name="P13"><text:span text:style-name="T9">function ReadDataComponent() {</text:span> </text:p>
      <text:p text:style-name="P13"><text:span text:style-name="T9">const { data, isLoading, isError } = useQuery('data', fetchData);</text:span> </text:p>
      <text:p text:style-name="P13"><text:span text:style-name="T9">if (isLoading) {</text:span> </text:p>
      <text:p text:style-name="P13"><text:span text:style-name="T9">return &lt;p&gt;Loading...&lt;/p&gt;;</text:span> </text:p>
      <text:p text:style-name="P13"><text:span text:style-name="T9">}</text:span> <text:line-break/> </text:p>
      <text:p text:style-name="P13"><text:span text:style-name="T9">if (isError) {</text:span> </text:p>
      <text:p text:style-name="P13"><text:span text:style-name="T9">return &lt;p&gt;Error occurred while fetching data.&lt;/p&gt;;</text:span> </text:p>
      <text:p text:style-name="P13"><text:span text:style-name="T9">}</text:span> </text:p>
      <text:p text:style-name="P13"><text:span text:style-name="T9">return (</text:span> </text:p>
      <text:p text:style-name="P13"><text:span text:style-name="T9">&lt;div&gt;</text:span> </text:p>
      <text:p text:style-name="P13"><text:span text:style-name="T9">{/* Render the fetched data */}</text:span> </text:p>
      <text:p text:style-name="P13"><text:span text:style-name="T9">&lt;p&gt;{data}&lt;/p&gt;</text:span> </text:p>
      <text:p text:style-name="P13"><text:span text:style-name="T9">&lt;/div&gt;</text:span> </text:p>
      <text:p text:style-name="P13"><text:span text:style-name="T9">);</text:span> </text:p>
      <text:p text:style-name="P13"><text:span text:style-name="T9">}</text:span> </text:p>
      <text:p text:style-name="P13"><text:span text:style-name="T9">In this example:</text:span> </text:p>
      <text:p text:style-name="P13"> <text:line-break/> </text:p>
      <text:p text:style-name="P13"><text:span text:style-name="T9">We define an async function called fetchData</text:span> <text:span text:style-name="T9">that uses Axios to perform the API request to fetch data from the /api/data endpoint.</text:span> </text:p>
      <text:p text:style-name="P13"><text:soft-page-break/> </text:p>
      <text:p text:style-name="P13"><text:span text:style-name="T9">1.Inside the ReadDataComponent, we use the useQuery hook to fetch data. The first argument to useQuery</text:span> <text:span text:style-name="T9">is the query key, which is a unique identifier for the query. In this case, we use 'data'</text:span> <text:span text:style-name="T9">as the query key.</text:span> </text:p>
      <text:p text:style-name="P13"> </text:p>
      <text:p text:style-name="P13"><text:span text:style-name="T9">2.The second argument to useQuery is the fetchData function that utilizes Axios to perform the data fetching operation. The useQuery hook will automatically call this function and manage the data fetching process.</text:span> </text:p>
      <text:p text:style-name="P13"> </text:p>
      <text:p text:style-name="P13"><text:span text:style-name="T9">3.The useQuery hook returns an object with properties like data, isLoading, and isError, representing the current state of the query.</text:span> </text:p>
      <text:p text:style-name="P13"> </text:p>
      <text:p text:style-name="P13"><text:span text:style-name="T9">4.We handle different states in the ReadDataComponent:</text:span>  </text:p>
      <text:p text:style-name="P13"> </text:p>
      <text:list xml:id="list1625334255" text:style-name="L15">
        <text:list-item>
          <text:p text:style-name="P20"><text:span text:style-name="T9">If  isLoading is true, we display a loading message.</text:span> </text:p>
        </text:list-item>
        <text:list-item>
          <text:p text:style-name="P20"> </text:p>
        </text:list-item>
        <text:list-item>
          <text:p text:style-name="P20"><text:span text:style-name="T9">If  isError is true, we display an error message.</text:span> </text:p>
        </text:list-item>
      </text:list>
      <text:list xml:id="list2930479554" text:style-name="L16">
        <text:list-item>
          <text:p text:style-name="P21"> </text:p>
        </text:list-item>
        <text:list-item>
          <text:p text:style-name="P21"><text:span text:style-name="T9">If  the data is successfully fetched, we render the fetched data.</text:span> </text:p>
        </text:list-item>
        <text:list-item>
          <text:p text:style-name="P21"> </text:p>
        </text:list-item>
      </text:list>
      <text:p text:style-name="P13"><text:span text:style-name="T9">By utilizing Axios within the useQuery</text:span> <text:span text:style-name="T9">hook, you can seamlessly integrate Axios for making API requests while leveraging the features and benefits of React Query for data fetching and state management. The fetched data is automatically stored in the React Query cache, ensuring efficient caching and synchronization.</text:span> </text:p>
      <text:p text:style-name="P13"> </text:p>
      <text:p text:style-name="P13"> </text:p>
      <text:list xml:id="list1008344807" text:style-name="L17">
        <text:list-item>
          <text:p text:style-name="P22"><text:span text:style-name="T9">To Add(POST)</text:span> <text:span text:style-name="T9">data</text:span> <text:span text:style-name="T9">using React Query, you can use the useMutation</text:span> <text:span text:style-name="T9">hook. Here's an example of how to ADD data using React Query:</text:span> </text:p>
        </text:list-item>
      </text:list>
      <text:p text:style-name="P13"> <text:line-break/> </text:p>
      <text:p text:style-name="P13"> </text:p>
      <text:p text:style-name="P13"><text:span text:style-name="T9">import { useMutation } from 'react-query';</text:span> </text:p>
      <text:p text:style-name="P13"><text:span text:style-name="T9">import axios from 'axios';</text:span> </text:p>
      <text:p text:style-name="P13"> <text:line-break/> </text:p>
      <text:p text:style-name="P13"><text:span text:style-name="T9">const postData = async (newData) =&gt; {</text:span> </text:p>
      <text:p text:style-name="P13"><text:span text:style-name="T9">// Perform the API request using axios to post data</text:span> </text:p>
      <text:p text:style-name="P13"><text:span text:style-name="T9">const response = await axios.post('/api/data', newData);</text:span> </text:p>
      <text:p text:style-name="P13"> </text:p>
      <text:p text:style-name="P13"><text:span text:style-name="T9">// Return the response data</text:span> </text:p>
      <text:p text:style-name="P13"><text:span text:style-name="T9">return response.data;</text:span> </text:p>
      <text:p text:style-name="P13"><text:span text:style-name="T9">};</text:span> </text:p>
      <text:p text:style-name="P13"> </text:p>
      <text:p text:style-name="P13"><text:span text:style-name="T9">function PostDataComponent() {</text:span> </text:p>
      <text:p text:style-name="P13"><text:span text:style-name="T9">const mutation = useMutation(postData);</text:span> </text:p>
      <text:p text:style-name="P13"><text:soft-page-break/> <text:line-break/> </text:p>
      <text:p text:style-name="P13"><text:span text:style-name="T9">const handlePost = async () =&gt; {</text:span> </text:p>
      <text:p text:style-name="P13"><text:span text:style-name="T9">const newData = { /* New data object */ };</text:span> </text:p>
      <text:p text:style-name="P13"><text:span text:style-name="T9">await mutation.mutateAsync(newData);</text:span> </text:p>
      <text:p text:style-name="P13"><text:span text:style-name="T9">};</text:span> </text:p>
      <text:p text:style-name="P13"> </text:p>
      <text:p text:style-name="P13"><text:span text:style-name="T9">return (</text:span> </text:p>
      <text:p text:style-name="P13"><text:span text:style-name="T9">&lt;div&gt;</text:span> </text:p>
      <text:p text:style-name="P13"><text:span text:style-name="T9">&lt;button onClick={handlePost}&gt;Post Data&lt;/button&gt;</text:span> </text:p>
      <text:p text:style-name="P13"><text:span text:style-name="T9">&lt;/div&gt;</text:span> </text:p>
      <text:p text:style-name="P13"><text:span text:style-name="T9">);</text:span> </text:p>
      <text:p text:style-name="P13"><text:span text:style-name="T9">}</text:span> </text:p>
      <text:p text:style-name="P13"> <text:line-break/> </text:p>
      <text:p text:style-name="P13"><text:span text:style-name="T9">In this example:</text:span> <text:line-break/> </text:p>
      <text:p text:style-name="P13"><text:span text:style-name="T9">We define an async function called postData</text:span> <text:span text:style-name="T9">that uses Axios to perform the API request to post data to the /api/data endpoint.</text:span> </text:p>
      <text:p text:style-name="P13"><text:span text:style-name="T9">1.Inside the PostDataComponent, we use the useMutation</text:span> <text:span text:style-name="T9">hook to handle the mutation operation. The useMutation hook takes the postData</text:span> <text:span text:style-name="T9">function as the first argument.</text:span> </text:p>
      <text:p text:style-name="P13"> </text:p>
      <text:p text:style-name="P13"><text:span text:style-name="T9">2.The useMutation hook returns an object with various properties and functions related to the mutation, such as mutate, mutateAsync, and isLoading.</text:span>  </text:p>
      <text:p text:style-name="P13"> </text:p>
      <text:p text:style-name="P13"><text:span text:style-name="T9">3.We define a handlePost</text:span> <text:span text:style-name="T9">function that will be triggered when the "Post Data" button is clicked. This function calls mutation.mutateAsync</text:span> <text:span text:style-name="T9">and passes the new data as an argument. The mutateAsync</text:span> <text:span text:style-name="T9">function triggers the mutation operation asynchronously.</text:span> </text:p>
      <text:p text:style-name="P13"> </text:p>
      <text:p text:style-name="P13"><text:span text:style-name="T9">4.By using React Query's useMutation</text:span> <text:span text:style-name="T9">hook with Axios, the mutation operation is abstracted away, and React Query automatically handles things like optimistic updates, invalidating relevant queries, and error handling.</text:span> </text:p>
      <text:p text:style-name="P13"> </text:p>
      <text:p text:style-name="P13"><text:span text:style-name="T9">By utilizing Axios within the useMutation</text:span> <text:span text:style-name="T9">hook, you can easily handle data posting operations with React Query. The mutateAsync</text:span> <text:span text:style-name="T9">function triggers the mutation operation, and you can pass the necessary data as an argument to that function.</text:span> </text:p>
      <text:p text:style-name="P13"> <text:line-break/><text:span text:style-name="T9">3) To update (PUT/PATCH)</text:span> <text:span text:style-name="T9">data</text:span> <text:span text:style-name="T9">using React Query, you can use the useMutation</text:span> <text:span text:style-name="T9">hook. Here's an example of how to update data using React Query:</text:span> </text:p>
      <text:p text:style-name="P13"> <text:line-break/> </text:p>
      <text:p text:style-name="P13"><text:span text:style-name="T9">import { useMutation } from 'react-query';</text:span> </text:p>
      <text:p text:style-name="P13"><text:soft-page-break/><text:span text:style-name="T9">import axios from 'axios';</text:span> </text:p>
      <text:p text:style-name="P13"> <text:line-break/> </text:p>
      <text:p text:style-name="P13"><text:span text:style-name="T9">const updateData = async (updatedData) =&gt; {</text:span> </text:p>
      <text:p text:style-name="P13"><text:span text:style-name="T9">// Perform the API request using axios to update data</text:span> </text:p>
      <text:p text:style-name="P13"><text:span text:style-name="T9">const response = await axios.put('/api/data', updatedData);</text:span> </text:p>
      <text:p text:style-name="P13"> <text:line-break/> </text:p>
      <text:p text:style-name="P13"><text:span text:style-name="T9">// Return the response data</text:span> </text:p>
      <text:p text:style-name="P13"><text:span text:style-name="T9">return response.data;</text:span> </text:p>
      <text:p text:style-name="P13"><text:span text:style-name="T9">};</text:span> </text:p>
      <text:p text:style-name="P13"><text:span text:style-name="T9">function UpdateDataComponent({ initialData }) {</text:span> </text:p>
      <text:p text:style-name="P13"><text:span text:style-name="T9">const mutation = useMutation(updateData);</text:span> </text:p>
      <text:p text:style-name="P13"> <text:line-break/> </text:p>
      <text:p text:style-name="P13"><text:span text:style-name="T9">const handleUpdate = async () =&gt; {</text:span> </text:p>
      <text:p text:style-name="P13"><text:span text:style-name="T9">const updatedData = { /* Updated data object */ };</text:span> </text:p>
      <text:p text:style-name="P13"><text:span text:style-name="T9">await mutation.mutateAsync(updatedData);</text:span> </text:p>
      <text:p text:style-name="P13"><text:span text:style-name="T9">};</text:span> </text:p>
      <text:p text:style-name="P13"> </text:p>
      <text:p text:style-name="P13"><text:span text:style-name="T9">return (</text:span> </text:p>
      <text:p text:style-name="P13"><text:span text:style-name="T9">&lt;div&gt;</text:span> </text:p>
      <text:p text:style-name="P13"><text:span text:style-name="T9">{/* Render a form or UI to update the data */}</text:span> </text:p>
      <text:p text:style-name="P13"><text:span text:style-name="T9">&lt;button onClick={handleUpdate}&gt;Update Data&lt;/button&gt;</text:span> </text:p>
      <text:p text:style-name="P13"><text:span text:style-name="T9">&lt;/div&gt;</text:span> </text:p>
      <text:p text:style-name="P13"><text:span text:style-name="T9">);</text:span> </text:p>
      <text:p text:style-name="P13"><text:span text:style-name="T9">}</text:span> </text:p>
      <text:p text:style-name="P13"> <text:line-break/> </text:p>
      <text:p text:style-name="P13"><text:span text:style-name="T9">In this example:</text:span> </text:p>
      <text:p text:style-name="P13"> <text:line-break/> </text:p>
      <text:p text:style-name="P13"> </text:p>
      <text:p text:style-name="P13"><text:span text:style-name="T9">1.We define an async function called updateData</text:span> <text:span text:style-name="T9">that uses Axios to perform the API request to update data on the /api/data endpoint.</text:span> </text:p>
      <text:p text:style-name="P13"> </text:p>
      <text:p text:style-name="P13"><text:span text:style-name="T9">2.Inside the UpdateDataComponent, we use the useMutation hook to handle the mutation operation. The useMutation</text:span> <text:span text:style-name="T9">hook takes the updateData function as the first argument.</text:span> </text:p>
      <text:p text:style-name="P13"> </text:p>
      <text:p text:style-name="P13"><text:span text:style-name="T9">3.The useMutation hook returns an object with various properties and functions related to the mutation, such as mutate, mutateAsync, and isLoading.</text:span>  </text:p>
      <text:p text:style-name="P13"> </text:p>
      <text:p text:style-name="P13"><text:span text:style-name="T9">4.We define a handleUpdate</text:span> <text:span text:style-name="T9">function that will be triggered when the "Update Data"</text:span> <text:span text:style-name="T9">button is clicked. This function calls mutation.mutateAsync and passes </text:span><text:soft-page-break/><text:span text:style-name="T9">the updated data as an argument. The mutateAsync</text:span> <text:span text:style-name="T9">function triggers the mutation operation asynchronously.</text:span> </text:p>
      <text:p text:style-name="P13"> </text:p>
      <text:p text:style-name="P13"><text:span text:style-name="T9">5.By using React Query's useMutation</text:span> <text:span text:style-name="T9">hook with Axios, the mutation operation is abstracted away, and React Query automatically handles things like optimistic updates, invalidating relevant queries, and error handling.</text:span> </text:p>
      <text:p text:style-name="P13"> <text:line-break/> </text:p>
      <text:p text:style-name="P13"><text:span text:style-name="T9">You can customize the updateData</text:span> <text:span text:style-name="T9">function to fit your specific API endpoint, payload structure, and the HTTP method (e.g., put, patch) required for updating the data.</text:span> </text:p>
      <text:p text:style-name="P13"><text:span text:style-name="T9">By utilizing Axios within the useMutation</text:span> <text:span text:style-name="T9">hook, you can easily handle data update operations with React Query. The mutateAsync</text:span> <text:span text:style-name="T9">function triggers the mutation operation, and you can pass the updated data as an argument to that function.</text:span> </text:p>
      <text:p text:style-name="P13"> <text:line-break/> </text:p>
      <text:p text:style-name="P13"> <text:line-break/> </text:p>
      <text:p text:style-name="P13"><text:span text:style-name="T9">4)To delete</text:span> <text:span text:style-name="T9">(delete) data using React Query, you can use the useMutation</text:span> <text:span text:style-name="T9">hook. Here's an example of how to delete data using React Query:</text:span> </text:p>
      <text:p text:style-name="P13"> <text:line-break/> </text:p>
      <text:p text:style-name="P13"><text:span text:style-name="T9">import { useMutation } from 'react-query';</text:span> </text:p>
      <text:p text:style-name="P13"><text:span text:style-name="T9">import axios from 'axios';</text:span> <text:line-break/> </text:p>
      <text:p text:style-name="P13"><text:span text:style-name="T9">const deleteData = async (id) =&gt; {</text:span> </text:p>
      <text:p text:style-name="P13"><text:span text:style-name="T9">// Perform the API request using axios to delete data</text:span> </text:p>
      <text:p text:style-name="P13"><text:span text:style-name="T9">const response = await axios.delete(`/api/data/${id}`);</text:span> <text:line-break/> </text:p>
      <text:p text:style-name="P13"><text:span text:style-name="T9">// Return the response data</text:span> </text:p>
      <text:p text:style-name="P13"><text:span text:style-name="T9">return response.data;</text:span> </text:p>
      <text:p text:style-name="P13"><text:span text:style-name="T9">};</text:span> </text:p>
      <text:p text:style-name="P13"> </text:p>
      <text:p text:style-name="P13"><text:span text:style-name="T9">function DeleteDataComponent({ id }) {</text:span> </text:p>
      <text:p text:style-name="P13"><text:span text:style-name="T9">const mutation = useMutation(deleteData);</text:span> </text:p>
      <text:p text:style-name="P13"> </text:p>
      <text:p text:style-name="P13"><text:span text:style-name="T9">const handleDelete = async () =&gt; {</text:span> </text:p>
      <text:p text:style-name="P13"><text:span text:style-name="T9">await mutation.mutateAsync(id);</text:span> </text:p>
      <text:p text:style-name="P13"><text:span text:style-name="T9">};</text:span> </text:p>
      <text:p text:style-name="P13"><text:span text:style-name="T9">return (</text:span> </text:p>
      <text:p text:style-name="P13"><text:span text:style-name="T9">&lt;div&gt;</text:span> </text:p>
      <text:p text:style-name="P13"><text:span text:style-name="T9">&lt;button onClick={handleDelete}&gt;Delete Data&lt;/button&gt;</text:span> </text:p>
      <text:p text:style-name="P13"><text:span text:style-name="T9">&lt;/div&gt;</text:span> </text:p>
      <text:p text:style-name="P13"><text:span text:style-name="T9">);</text:span> </text:p>
      <text:p text:style-name="P13"><text:span text:style-name="T9">}</text:span> </text:p>
      <text:p text:style-name="P13"><text:soft-page-break/><text:span text:style-name="T9">In this example:</text:span> </text:p>
      <text:p text:style-name="P13"> <text:line-break/> </text:p>
      <text:p text:style-name="P13"><text:span text:style-name="T9">We define an async function called deleteData</text:span> <text:span text:style-name="T9">that uses Axios to perform the API request to delete data from the /api/data/:id endpoint. The id parameter represents the specific data item to be deleted.</text:span> </text:p>
      <text:p text:style-name="P13"> </text:p>
      <text:p text:style-name="P13"><text:span text:style-name="T9">1.Inside the DeleteDataComponent, we use the useMutation</text:span> <text:span text:style-name="T9">hook to handle the mutation operation. The useMutation</text:span> <text:span text:style-name="T9">hook takes the deleteData function as the first argument.</text:span> </text:p>
      <text:p text:style-name="P13"> </text:p>
      <text:p text:style-name="P13"><text:span text:style-name="T9">2.The useMutation hook returns an object with various properties and functions related to the mutation, such as mutate, mutateAsync, and isLoading.</text:span> </text:p>
      <text:p text:style-name="P13"> </text:p>
      <text:p text:style-name="P13"><text:span text:style-name="T9">3.We define a handleDelete</text:span> <text:span text:style-name="T9">function that will be triggered when the "Delete Data" button is clicked. This function calls mutation.mutateAsync</text:span> <text:span text:style-name="T9">and passes the id of the data to be deleted as an argument. The mutateAsync function triggers the    mutation operation asynchronously.</text:span>  </text:p>
      <text:p text:style-name="P13"> </text:p>
      <text:p text:style-name="P13"><text:span text:style-name="T9">4.By using React Query's useMutation</text:span> <text:span text:style-name="T9">hook with Axios, the mutation operation is abstracted away, and React Query automatically handles things like optimistic updates, invalidating relevant queries, and error handling.</text:span> </text:p>
      <text:p text:style-name="P13"> </text:p>
      <text:p text:style-name="P13"><text:span text:style-name="T9">By utilizing Axios within the useMutation</text:span> <text:span text:style-name="T9">hook, you can easily handle data deletion operations with React Query. The mutateAsync function triggers the mutation operation, and you can pass the necessary data (such as an ID) as an argument to that function.</text:span> </text:p>
      <text:p text:style-name="P13"> </text:p>
      <text:p text:style-name="P13"> </text:p>
      <text:p text:style-name="P13"><text:span text:style-name="T9">How to use React Query while having State Management?</text:span> </text:p>
      <text:p text:style-name="P13"> <text:line-break/><text:span text:style-name="T9">React Query can be used alongside state management libraries like Redux or MobX to handle different aspects of your application's data. Here are some approaches for integrating React Query with state management:</text:span> </text:p>
      <text:p text:style-name="P13"> </text:p>
      <text:list xml:id="list1568559139" text:style-name="L18">
        <text:list-item>
          <text:p text:style-name="P23"><text:span text:style-name="T9">Coexisting with State Management: You can use React Query to handle data fetching, caching, and synchronization, while your state management library (such as Redux) handles other application state, such as user authentication, UI state, or global app settings. React Query's query results can be stored in your state management store for easy access and integration with other parts of your application.</text:span>  </text:p>
        </text:list-item>
      </text:list>
      <text:list xml:id="list4193616547" text:style-name="L19">
        <text:list-item>
          <text:p text:style-name="P24"><text:span text:style-name="T9">Using Query Data in State Management: You can store React Query's query data directly in your state management store and use it as a single source of truth. Whenever React Query fetches or updates data, you can update the relevant data in your state management store, allowing you to combine the benefits of both libraries.</text:span>  </text:p>
        </text:list-item>
      </text:list>
      <text:list xml:id="list346161466" text:style-name="L20">
        <text:list-item>
          <text:p text:style-name="P25"><text:soft-page-break/><text:span text:style-name="T9">Custom Query Actions: React Query provides the flexibility to define custom actions and behaviors that interact with your state management library. For example, you can define custom hooks or functions that dispatch actions to your state management store, allowing you to centralize and control data handling logic.</text:span> </text:p>
        </text:list-item>
      </text:list>
      <text:list xml:id="list1816610030" text:style-name="L21">
        <text:list-item>
          <text:p text:style-name="P26"><text:span text:style-name="T9">Query Keys as State Identifiers: React Query's query keys can serve as identifiers in your state management store. You can store and access the query keys within your state management store, making it easier to track and manage query-related data.</text:span> </text:p>
        </text:list-item>
      </text:list>
      <text:p text:style-name="P13"><text:span text:style-name="T9">It's important to note that the specific implementation will depend on your chosen state management library and application architecture. You'll need to consider how data flows, how state is updated and accessed, and how you want to manage the interplay between React Query and your state management library.</text:span> </text:p>
      <text:p text:style-name="P13"><text:span text:style-name="T9">Additionally, React Query provides a built-in cache that optimizes data fetching and synchronization. However, if your state management library already provides caching functionality, you can evaluate whether to integrate or synchronize the caching mechanisms between the two libraries.</text:span> </text:p>
      <text:p text:style-name="P13"><text:span text:style-name="T9">Remember to consider the specific needs and requirements of your application when deciding how to integrate React Query with your state management solution. It's often a matter of finding the right balance and leveraging the strengths of each library to create an effective data management solution.</text:span> </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Helvetica Now Display" svg:font-family="'Helvetica Now Display', sans-serif"/>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9T11:01:24.180475558</meta:creation-date>
    <dc:date>2023-07-19T12:35:04.196102173</dc:date>
    <meta:editing-duration>PT1H3M6S</meta:editing-duration>
    <meta:editing-cycles>6</meta:editing-cycles>
    <meta:generator>LibreOffice/7.3.7.2$Linux_X86_64 LibreOffice_project/30$Build-2</meta:generator>
    <meta:document-statistic meta:table-count="0" meta:image-count="0" meta:object-count="0" meta:page-count="13" meta:paragraph-count="337" meta:word-count="3251" meta:character-count="21692" meta:non-whitespace-character-count="18229"/>
  </office:meta>
</office:document-meta>
</file>